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6218a" officeooo:paragraph-rsid="0016218a"/>
    </style:style>
    <style:style style:name="T1" style:family="text">
      <style:text-properties officeooo:rsid="0016c1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Produits / Paysans <text:span text:style-name="T1">-&gt;Dorian</text:span></text:p>
      <text:p text:style-name="P1">2- Controller</text:p>
      <text:p text:style-name="P1">3-Grossistes / centrale achat <text:span text:style-name="T1">→ Théo</text:span></text:p>
      <text:p text:style-name="P1">4- Traders <text:span text:style-name="T1">→ Axel</text:span></text:p>
      <text:p text:style-name="P1">5- Terminal/menu choix = autre menu <text:span text:style-name="T1">→ Loris</text:span></text:p>
      <text:p text:style-name="P1">6- Marché <text:span text:style-name="T1">-&gt;Sam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6:47:25.974767065</meta:creation-date>
    <dc:date>2018-12-10T17:02:24.387922232</dc:date>
    <meta:editing-duration>PT4M48S</meta:editing-duration>
    <meta:editing-cycles>1</meta:editing-cycles>
    <meta:document-statistic meta:table-count="0" meta:image-count="0" meta:object-count="0" meta:page-count="1" meta:paragraph-count="6" meta:word-count="28" meta:character-count="154" meta:non-whitespace-character-count="132"/>
    <meta:generator>LibreOffice/5.2.7.2$Linux_X86_64 LibreOffice_project/20m0$Build-2</meta:generator>
  </office:meta>
</office:document-meta>
</file>